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/>
    </style:style>
    <style:style style:name="P2" style:family="paragraph" style:parent-style-name="Heading_20_1">
      <style:text-properties fo:language="cs" fo:country="CZ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nova práce</text:h>
      <text:list xml:id="list7034623340915645592" text:style-name="L1">
        <text:list-item>
          <text:p text:style-name="P4">Abstrakt (stručně a dobře napsané shrnutí, co práce řeší a s jakými výsledky):</text:p>
        </text:list-item>
        <text:list-item>
          <text:p text:style-name="P4">Úvod (význam dat o trestné činnosti, poskytovatelé, problémy):</text:p>
          <text:list>
            <text:list-item>
              <text:p text:style-name="P4">kontext:</text:p>
              <text:list>
                <text:list-item>
                  <text:p text:style-name="P4">trestná činnost jako společenský ukazatel, sledování trestné činnosti může být nástrojem sociální a ekonomické politiky</text:p>
                </text:list-item>
                <text:list-item>
                  <text:p text:style-name="P4">kriminální data: sběr, analýza, publikace (autority: PČR, ČSÚ, obce) a interpretace (pravidelné zprávy MV o bezpečnostní situaci v ČR)</text:p>
                </text:list-item>
                <text:list-item>
                  <text:p text:style-name="P4">nastolení problému (=&gt; motivace): omezená strojová zpracovatelnost a možnost interaktivního dotazování se</text:p>
                </text:list-item>
                <text:list-item>
                  <text:p text:style-name="P4">LinkedData jako vhodé publikační o paradigma a RDF jako vhodý formát (médium?) pro uložení dat; existující aplikace LinkedData (LOD: DBpedia, opendata.cz, zahraniční projekty)</text:p>
                </text:list-item>
              </text:list>
            </text:list-item>
            <text:list-item>
              <text:p text:style-name="P4">vymezení cílů práce jako možného řešení problémů: veřejný RDF dataset (stručná vize, co bude poskytovat) (<text:span text:style-name="T2">+ </text:span>demo - aplikace)</text:p>
            </text:list-item>
            <text:list-item>
              <text:p text:style-name="P4">kdo z toho (dataset, aplikace) bude mít prospěch: podrobné informace o práci PČR pomáhají veřejné kontrole</text:p>
            </text:list-item>
            <text:list-item>
              <text:p text:style-name="P4">přehled struktury práce</text:p>
            </text:list-item>
          </text:list>
        </text:list-item>
        <text:list-item>
          <text:p text:style-name="P4">Technologie a software:</text:p>
          <text:list>
            <text:list-item>
              <text:p text:style-name="P4">účel: Text by měl tvořit ucelený příběh, na jehož konci čtenář ví, co všechno za technologie použiju a co ty technologie umožňují, a jaké nástroje mám k dispozici a k čemu ty nástroje jsou. Volba konkrétních nástrojů a popis jejich použití až dále, ne v této kapitole. Taky je důležité vysvětlení základních pojmů (Linked Data, RDF, SPARQL a dalších).</text:p>
            </text:list-item>
            <text:list-item>
              <text:p text:style-name="P4">sémantický web: linked data (principy, web dat, LOD, linky mezi datasety), RDF (triple, vizuální představa RDF jako grafu, serializace RDF, RDF store), ontologie, RDFS pro modelování, SPARQL pro dotazování; <text:span text:style-name="T2">p</text:span>říklady – např. na FOAF</text:p>
            </text:list-item>
            <text:list-item>
              <text:p text:style-name="P4"><text:span text:style-name="T2">geospatial: co</text:span> to jsou geoprostorová data, standardy pro popis geoprostorových dat: GML, KML,..., shapefile (co umí); podpora geoprostorových dat v systémech uložení dat: relační DB (PostGIS a další), RDF Store (geosparql)</text:p>
            </text:list-item>
            <text:list-item>
              <text:p text:style-name="P4">obecné technologie, jazyky, pojmy (XSLT, Java, webové služby (WSDL, SOAP, JAX-WS), JSON, SQL) odbýt v úvodu jako nehodné popisu, maximálně uvést odkaz</text:p>
            </text:list-item>
            <text:list-item>
              <text:p text:style-name="P4">vývoj na Android: věnovat malou sekci? (Eclipse <text:span text:style-name="T2">+ ADT, struktura projektu, </text:span>API a knihovny Androidu: <text:span text:style-name="T2">aktivity, </text:span>API level); <text:span text:style-name="T2">resources, APK application market a dal</text:span>ší)</text:p>
            </text:list-item>
            <text:list-item>
              <text:p text:style-name="P4">odkazy na technologie (např. na primer dokumenty) formou odkazů do použité literatury</text:p>
            </text:list-item>
          </text:list>
        </text:list-item>
        <text:list-item>
          <text:p text:style-name="P4">Existující práce (datasety):</text:p>
          <text:list>
            <text:list-item>
              <text:p text:style-name="P4">Street level crimes: co za data obsahuje? jak velký časový úsek pokrývá? jak jsou podrobná? jak jsou úplná? jsou veřejně dostupná? jak moc jsou aktuální a jak často aktualizovaná? jak jsou přesná? (chybová?), special features (geo-lokalizovaná – možnost přiřadit konkrétní policisty k místu jako nástroj hodnocení jejich práce, fotky pachatelů nebo míst trestného činu)</text:p>
              <text:list>
                <text:list-item>
                  <text:p text:style-name="P4"><text:soft-page-break/><text:a xlink:type="simple" xlink:href="http://www.bbc.com/news/uk-12330078" text:style-name="Internet_20_link" text:visited-style-name="Visited_20_Internet_20_Link">http://www.bbc.com/news/uk-12330078</text:a></text:p>
                </text:list-item>
              </text:list>
            </text:list-item>
            <text:list-item>
              <text:p text:style-name="P4">zhodnocení datasetů (přínosy, nedostatky)</text:p>
              <text:list>
                <text:list-item>
                  <text:p text:style-name="P4">diskuse přínosů a rizik: např. vyvolávání strachu u veřejnosti, možnost identifikovat oběti trestné činnosti, nepřesnosti v uvádění místa spáchání trestné činnosti (z administrativních důvodů se mohou některé činy evidovat někde jinde), snížení ceny nemovitostí v oblasti s vysokou kriminalitou</text:p>
                </text:list-item>
              </text:list>
            </text:list-item>
            <text:list-item>
              <text:p text:style-name="P4">zajímavé údaje datasetů: počty policistů v oblasti, příslušnost policistů k útvarům</text:p>
            </text:list-item>
          </text:list>
        </text:list-item>
        <text:list-item>
          <text:p text:style-name="P4">Požadavky (vize, seznam požadavků):</text:p>
          <text:list>
            <text:list-item>
              <text:p text:style-name="P4">vize: neformální povídání o tom, čeho přesně chci dosáhnout (cíle práce) a jaké by to mělo mít vlastnosti (s odkazy na konkrétní požadavky v seznamu požadavků?); <text:span text:style-name="T2">takov</text:span>é povídání o zadání práce s upřesněním některých požadavků, omezení (možná ne veřejný dataset, ale jen pro akademické použití; možná nepravidelnost aktualizace), předpokladů (omezení na ČR, tedy názvosloví umí popisovat jen trestnou činnost v ČR)</text:p>
              <text:list>
                <text:list-item>
                  <text:p text:style-name="P5">diskuse p<text:span text:style-name="T1">řínosů a rizik</text:span></text:p>
                </text:list-item>
              </text:list>
            </text:list-item>
            <text:list-item>
              <text:p text:style-name="P4">specifikace požadavků: detailní a strukturované (číslované kvůli odkazování) shrnutí vize</text:p>
            </text:list-item>
          </text:list>
        </text:list-item>
        <text:list-item>
          <text:p text:style-name="P4">Zdroje kriminálních dat (tady začíná vlastní práce na dosažení cílů práce):</text:p>
          <text:list>
            <text:list-item>
              <text:p text:style-name="P4">přehled existujících zdrojů dat:</text:p>
              <text:list>
                <text:list-item>
                  <text:p text:style-name="P4">zdroje dat a jejich vztahy: PČR jako primární zdroj má data interně v ESSK, z něho dělá standardní (uvést odkaz) statistické sestavy pro veřejnost (a nestandardní neveřejné na vyžádání -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4">závěr: žádná srovnávací tabulka; ideálně zpracovat všechny; vybrán bude ale pouze ESSK (pracnost zpracovat ostatní data, ESSK sám o sobě je dost pracný)</text:p>
                </text:list-item>
              </text:list>
            </text:list-item>
            <text:list-item>
              <text:p text:style-name="P4">popis ESSK:</text:p>
              <text:list>
                <text:list-item>
                  <text:p text:style-name="P4">obecně o ESSK: co to je, k čemu slouží, co obsahuje, kdo jej spravuje, možnosti přístupu veřejnosti k datům (na požádání exporty z DB a sestavy nad ESSK)</text:p>
                </text:list-item>
                <text:list-item>
                  <text:p text:style-name="P3"><text:span text:style-name="T1">co jsme získali: kdo mi to předal a jak mohu s daty nakládat; obsah (stručný popis); </text:span><text:span text:style-name="T2">form</text:span><text:span text:style-name="T1">át (MDB) a struktura (popsat sloupce tabulek i s příklady </text:span><text:span text:style-name="T2">vyplnění)</text:span></text:p>
                </text:list-item>
                <text:list-item>
                  <text:p text:style-name="P4">problémy:</text:p>
                  <text:list>
                    <text:list-item>
                      <text:p text:style-name="P4">změny dat v čase: číselníky, záznamy pro jeden tr. čin ve více rocích =&gt; verzování</text:p>
                    </text:list-item>
                    <text:list-item>
                      <text:p text:style-name="P3"><text:span text:style-name="T1">chybovost dat: vyplnění kódů okresů, kde pachatel bydlel, když byl ukončen; pořadová čísla v identifikátoru formuláře (občas nesmyslné hodnoty); odkazy na neexistující útvary</text:span><text:span text:style-name="T2">; </text:span><text:span text:style-name="T1">párování trestných činů a pachatelů (nespárovatelné záznamy, chybné počty a pořadí pachatelů); převod číselníků z HTML</text:span></text:p>
                    </text:list-item>
                    <text:list-item>
                      <text:p text:style-name="P4">jak se s nimi vypořádat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Geolokalizace dat:</text:p>
          <text:list>
            <text:list-item>
              <text:p text:style-name="P5">motivace: geolokalizace trestných činů (<text:span text:style-name="T1">připomeň, jak je řešeno</text:span> v ostatních datasetech, např. Street level crimes<text:span text:style-name="T1">)</text:span></text:p>
            </text:list-item>
            <text:list-item>
              <text:p text:style-name="P4"><text:soft-page-break/>možnosti geolokalizace dat z ESSK:</text:p>
              <text:list>
                <text:list-item>
                  <text:p text:style-name="P4">shapefile: hranice útvarů; <text:span text:style-name="T2">popis </text:span>obsahu a struktury, <text:span text:style-name="T2">mo</text:span>žnost napojení na data ESSK (přes kódy útvarů: útvar spáchání, zpracování), možnosti převodu do RDF (geoprostorová data ve Virtuoso?), možnost nalinkování na RÚIAN (na obce, protože jsou známější jednotky než policejní útvary)</text:p>
                </text:list-item>
              </text:list>
            </text:list-item>
          </text:list>
        </text:list-item>
        <text:list-item>
          <text:p text:style-name="P4">Propojení datasetu na externí data:</text:p>
          <text:list>
            <text:list-item>
              <text:p text:style-name="P4">vytipování vhodných míst: obce, právní kvalifikace (dataset zákonů)</text:p>
            </text:list-item>
            <text:list-item>
              <text:p text:style-name="P4">místo narození pachatele: možnost párovat na dataset RÚIAN podle názvu, ale data jsou chybová =&gt; neimplementovat (pracné)</text:p>
            </text:list-item>
            <text:list-item>
              <text:p text:style-name="P4">stát spáchání, státní příslušnost pachatele: mapování přes anglický název státu na Dbpedia</text:p>
            </text:list-item>
          </text:list>
        </text:list-item>
        <text:list-item>
          <text:p text:style-name="P4">Datový model:<office:annotation><dc:creator>Tomáš Beňák</dc:creator><dc:date>2015-12-06T21:42:55.09</dc:date><text:p text:style-name="P6"><text:span text:style-name="T3">Postupně uvádět (UML) diagramy s různými částmi RDF modelu. Diagramy komentovat, popisovat užité prvky ontologie a uvádět příklady použití. Tabulky s popisy tříd, atributů, číselníků atd. nevádět ani do příloh.</text:span></text:p></office:annotation></text:p>
          <text:list>
            <text:list-item>
              <text:p text:style-name="P4">popsat datový model a ontologii: identifikace reprezentovatelných entit a vztahy mezi nimi (diagramy, tabulky s popisy atributů a příklady vyplnění)</text:p>
            </text:list-item>
            <text:list-item>
              <text:p text:style-name="P4">uvádět příklady použití (např. trestný čin, úkon v trestním řízení, mladistvý pachatel)</text:p>
            </text:list-item>
            <text:list-item>
              <text:p text:style-name="P4">ontologie je popisována současně s datovým modelem a jsou uváděny příklady použití ontologie v modelu</text:p>
            </text:list-item>
            <text:list-item>
              <text:p text:style-name="P4">implementace:</text:p>
              <text:list>
                <text:list-item>
                  <text:p text:style-name="P4">ontologie:</text:p>
                  <text:list>
                    <text:list-item>
                      <text:p text:style-name="P4">možnosti modelování RDF: RDFS vs OWL (vhodnost použití RDFS místo OWL viz článek od Chrise Bizera Úvod do Linked Data)</text:p>
                    </text:list-item>
                    <text:list-item>
                      <text:p text:style-name="P4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4">modelování číselníků a klasifikací: SKOS</text:p>
                        </text:list-item>
                        <text:list-item>
                          <text:p text:style-name="P4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4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4">datový model:</text:p>
                  <text:list>
                    <text:list-item>
                      <text:p text:style-name="P4">popsat, jak byla použita navržená ontologie i další ontologie pro návrh datového modelu</text:p>
                    </text:list-item>
                    <text:list-item>
                      <text:p text:style-name="P4">použité ontologie: RDFS, SKOS, VOID, DC Terms, <text:s/>XSD, FRBR</text:p>
                    </text:list-item>
                    <text:list-item>
                      <text:p text:style-name="P4">model je v UML, RDFS se generuje</text:p>
                      <text:list>
                        <text:list-item>
                          <text:p text:style-name="P4">přínosy:</text:p>
                          <text:list>
                            <text:list-item>
                              <text:p text:style-name="P4">udržování dokumentace (v UML) v souladu s RDF modelem</text:p>
                            </text:list-item>
                            <text:list-item>
                              <text:p text:style-name="P4">možnost generování mapping file pro extrakci z DB pomocí tagged values na třídách a aributech UML modelu</text:p>
                            </text:list-item>
                          </text:list>
                        </text:list-item>
                        <text:list-item>
                          <text:p text:style-name="P4">nedostatky: některé konstrukty RDF v UML nejsou: (subproperties, nutno manuálně)</text:p>
                        </text:list-item>
                        <text:list-item>
                          <text:p text:style-name="P4"><text:soft-page-break/>nástroje: EA pro modelování, <text:span text:style-name="T2">uml2rdf </text:span>pro převod do RDF</text:p>
                        </text:list-item>
                      </text:list>
                    </text:list-item>
                    <text:list-item>
                      <text:p text:style-name="P4">popsat verzovací schéma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xtrakce a aktualizace dat:</text:p>
          <text:list>
            <text:list-item>
              <text:p text:style-name="P4">co vše se extrahuje a aktualizuje: kriminální data, geoprostorová data útvarů, geoprostorová data obcí, RDF linky (obce, zákony, státy)</text:p>
            </text:list-item>
            <text:list-item>
              <text:p text:style-name="P4">proces extrakce:</text:p>
              <text:list>
                <text:list-item>
                  <text:p text:style-name="P4">popsat pomocí diagramů nebo pseudo<text:span text:style-name="T2">-</text:span>kódu s dodatečným komentářem</text:p>
                </text:list-item>
                <text:list-item>
                  <text:p text:style-name="P5"><text:span text:style-name="T1">popis vstupních dat: </text:span>MDB, GML, shapefile</text:p>
                </text:list-item>
                <text:list-item>
                  <text:p text:style-name="P5"><text:span text:style-name="T1">popis výstupních dat: </text:span>ideálně pouze RDF bez pomocné PostgreSQL DB</text:p>
                </text:list-item>
                <text:list-item>
                  <text:p text:style-name="P4">konkrétně:</text:p>
                  <text:list>
                    <text:list-item>
                      <text:p text:style-name="P4">RÚIAN: zjednodušit, neprovádět shlukování (lze transformovat každý OB_<text:span text:style-name="T2">UKSH soubor</text:span>) a třídění podle typu územní jednotky (RUIANExtractor)</text:p>
                      <text:list>
                        <text:list-item>
                          <text:list>
                            <text:list-item>
                              <text:p text:style-name="P4">stažení požadovaných VFR souborů, extrakce do XML, transformace pomocí XSLT do RDF (nasazení se řeší v kapitole o uložení dat), aktualizace verzovacích informací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útvary:</text:p>
                      <text:list>
                        <text:list-item>
                          <text:p text:style-name="P4">SHP =<text:span text:style-name="T2">&gt; </text:span>(nejlépe command-line utilit<text:span text:style-name="T2">ou</text:span>) <text:span text:style-name="T2">=&gt;</text:span> GML =&gt; (XSLT) =&gt; RDF =&gt; aktualizace verzovacích informací</text:p>
                        </text:list-item>
                        <text:list-item>
                          <text:p text:style-name="P4">mapování mezi atributy útvarů v SHP a RDF atributy (lze i do příloh)</text:p>
                        </text:list-item>
                      </text:list>
                    </text:list-item>
                    <text:list-item>
                      <text:p text:style-name="P4">ESSK:</text:p>
                      <text:list>
                        <text:list-item>
                          <text:p text:style-name="P4">mapování z MDB na RDF atributy: D2RQ mapping file</text:p>
                        </text:list-item>
                        <text:list-item>
                          <text:p text:style-name="P4">konverze do MySQL a založení instance MySQL (nastavit možnost přístupu k databázi pro uživatele, který provádí import)</text:p>
                        </text:list-item>
                        <text:list-item>
                          <text:p text:style-name="P4">proces extrakce:</text:p>
                          <text:list>
                            <text:list-item>
                              <text:p text:style-name="P4">normalizace databáze (schéma: doplnění sloupců, vyplnění defaultními hodnotami)</text:p>
                            </text:list-item>
                            <text:list-item>
                              <text:p text:style-name="P4">příprava na extrakci: úprava schematu s cílem co nejvíce zjednodušit extrakci dat: např. přidání pomocných předpočítávaných sloupců, normalizace i denormalizace schematu, např. výpočet objasněnosti trestných činů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extrakce RDF linků (útvary a obce: pomocí geosparql; zákony: pomocí D2RQ; státy: pomocí SQL nebo SPARQL a manuálně)</text:p>
            </text:list-item>
            <text:list-item>
              <text:p text:style-name="P4">implementace extrakce RDF: lze poloautomaticky, např. pomocí tagged values v UML modelu:</text:p>
              <text:list>
                <text:list-item>
                  <text:list>
                    <text:list-item>
                      <text:p text:style-name="P4">třída: definice class-map</text:p>
                    </text:list-item>
                    <text:list-item>
                      <text:p text:style-name="P4">property: definice property bridge</text:p>
                    </text:list-item>
                    <text:list-item>
                      <text:p text:style-name="P4">z příslušného XMI by pomocí XSLT šlo extrahovat výsledný mapping file (TODO nastudovat strukturu XM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Verzování dat:</text:p>
          <text:list>
            <text:list-item>
              <text:p text:style-name="P4"><text:soft-page-break/>motivace: plyne z požadavku na aktualizační mechanismus, měnících se dat (viz podkapitola o zdrojích dat) a snahy zachovat historii změn (některých: kterých a proč?) dat a nepoužívat vždy pouze nejnovější verzi (k čemu je to dobré: zachycení historie vývoje případu, kdy se některé údaje přepisují, např. u amnestií)</text:p>
            </text:list-item>
            <text:list-item>
              <text:p text:style-name="P4">co verzovat: to, co se aktualizuje (kriminální data, geoprostorová a další data útvarů, geoprostorová data obcí; číselníky?)</text:p>
            </text:list-item>
            <text:list-item>
              <text:p text:style-name="P4">návrh verzovacího schematu:</text:p>
              <text:list>
                <text:list-item>
                  <text:p text:style-name="P4">diagram: invarianty - <text:s/>U.next_version = V.id právě tehdy, když V.previous_version = U.id ,právě tehdy, když U.valid_to = V.valid_from, U.next_version is null právě tehdy, když U.valid_to = MAX_DATE</text:p>
                </text:list-item>
                <text:list-item>
                  <text:p text:style-name="P4">identifikace entity v čase pomocí identifikátoru: diskuse možné implementace (co zvolit jako identifikátor)</text:p>
                </text:list-item>
                <text:list-item>
                  <text:p text:style-name="P4">časová platnost intervalem (diskuse hranic intervalu a jejich interpretace)</text:p>
                </text:list-item>
                <text:list-item>
                  <text:p text:style-name="P4">provázání verzí: důvody (snadný přepočet intervalu platnosti při aktualizaci)</text:p>
                </text:list-item>
                <text:list-item>
                  <text:p text:style-name="P4">konkrétně pro různé druhy dat: kriminální data, geoprostorová data útvarů, geoprostorová data obcí</text:p>
                </text:list-item>
              </text:list>
            </text:list-item>
            <text:list-item>
              <text:p text:style-name="P4">implementace verzovacího schematu:</text:p>
              <text:list>
                <text:list-item>
                  <text:p text:style-name="P4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4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4">ukázka práce s verzovanými daty</text:p>
            </text:list-item>
          </text:list>
        </text:list-item>
        <text:list-item>
          <text:p text:style-name="P4">Uložení a publikace datasetu:</text:p>
          <text:list>
            <text:list-item>
              <text:p text:style-name="P4">nasazení dat (ontologie, útvary, trestné činy, obce; <text:span text:style-name="T2">ver</text:span>zovací údaje) do RDF Store </text:p>
            </text:list-item>
            <text:list-item>
              <text:p text:style-name="P4">aktualizace verzovacího schematu, propojení verzí (zřetězení verzí, konzistentní linkování verzí různých entit)</text:p>
            </text:list-item>
            <text:list-item>
              <text:p text:style-name="P4">RDF datasety (diagram znázorňující členění dat do datasetů a vztahy mezi datasety)</text:p>
              <text:list>
                <text:list-item>
                  <text:p text:style-name="P4">konkrétní návrhy organizace:</text:p>
                  <text:list>
                    <text:list-item>
                      <text:p text:style-name="P4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</text:list-item>
                    <text:list-item>
                      <text:p text:style-name="P4">kriminální a geoprostorová data v hlavním datasetu, linkování na externí datasety v druhém datasetu (linksetu?)</text:p>
                    </text:list-item>
                    <text:list-item>
                      <text:p text:style-name="P4">VOID file (= formální popis datasetů): role v procesu publikace dat, popis datasetů a jejich endpointů; VOID file umístěn v jednom z několika dobře známých a doporučených umístění, aby bylo možné jej objevit; příklad využití v demo-aplikaci</text:p>
                    </text:list-item>
                  </text:list>
                </text:list-item>
              </text:list>
            </text:list-item>
            <text:list-item>
              <text:p text:style-name="P4">named graphs: rozdělení datasetů do named graphs (pro účely SPARQL dotazování)</text:p>
            </text:list-item>
            <text:list-item>
              <text:p text:style-name="P4">deployment dat do RDF Store</text:p>
              <text:list>
                <text:list-item>
                  <text:p text:style-name="P4"><text:soft-page-break/>implementace: přenos souborů do DirsAllowed adresáře Virtuosa a isql load (lze paralelizovat); DB Conductor jako alternativa</text:p>
                </text:list-item>
                <text:list-item>
                  <text:p text:style-name="P4">aktualizace verzovacího schematu (SPARQL UPDATE skript nad SPARQL endpointem, možné využít nástroje od Klímka, který umožní výsledky SPARQL uložit v požadovaném named grafu)</text:p>
                </text:list-item>
              </text:list>
            </text:list-item>
            <text:list-item>
              <text:p text:style-name="P4">publikace a konzumace dat:</text:p>
              <text:list>
                <text:list-item>
                  <text:p text:style-name="P4">SPARQL endpointy (jeden k dotazování se, druhý k aktualizaci dat, např verzovacího schematu)</text:p>
                </text:list-item>
                <text:list-item>
                  <text:p text:style-name="P4">příklady SPARQL dotazů a jejich výsledků i s interpretací (použití defaultního a pojmenovaných grafů)</text:p>
                </text:list-item>
                <text:list-item>
                  <text:p text:style-name="P4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4">Propojení Datasetu s LOD:</text:p>
          <text:list>
            <text:list-item>
              <text:p text:style-name="P4">hledání linků (analyticky se znalostí významu dat (uvést příklady), (polo)automaticky (např. SILK))</text:p>
            </text:list-item>
            <text:list-item>
              <text:p text:style-name="P4">přehled nalezených typů linků mezi Datasetem a LOD (high-level diagram s neformálním popisem linků):</text:p>
              <text:list>
                <text:list-item>
                  <text:p text:style-name="P5"><text:span text:style-name="T1">komentář neformálně popisuje charakter linků (odkazovaný dataset a objekt), odkazující entity i cílové datasety</text:span></text:p>
                </text:list-item>
              </text:list>
            </text:list-item>
            <text:list-item>
              <text:p text:style-name="P4">podrobný přehled linků:</text:p>
              <text:list>
                <text:list-item>
                  <text:p text:style-name="P4">kategorizace podle typu odkazující entity (nebo podle cílového datasetu?)</text:p>
                </text:list-item>
                <text:list-item>
                  <text:p text:style-name="P4">pro každý typ linku uvést příslušný predikát a příklad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metoda odkazování: přímo vs lokální proxy (smushing lokálních a externích entit)</text:p>
                </text:list-item>
                <text:list-item>
                  <text:p text:style-name="P4">extrakce </text:p>
                  <text:list>
                    <text:list-item>
                      <text:p text:style-name="P4">útvary, obce: 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<text:list>
                        <text:list-item>
                          <text:p text:style-name="P4">popis struktury VFR (relevantní části)</text:p>
                        </text:list-item>
                        <text:list-item>
                          <text:p text:style-name="P4">jak stažená RÚIAN data využiju: lokální RDF dataset s obcemi, které mají přiřazenou hranici a používají stejný identifikátor jako obce v RUIAN datasetu. Je možné je tedy pomocí SPARQL propojit.</text:p>
                        </text:list-item>
                      </text:list>
                    </text:list-item>
                    <text:list-item>
                      <text:p text:style-name="P4">zákony (kvalifikace tr. činu, kvalifikace formy hosp. trestné činnosti, kvalifikace TSK, ustanovení zákona u úkonů v trestním řízení, ustanovení zákona u klasifikace pachatele-cizince): dataset zákonů na opendata.cz</text:p>
                    </text:list-item>
                    <text:list-item>
                      <text:p text:style-name="P4">další: zaměstnání, pozice v zaměstnání, úroveň vzdělání, místo narození pachatele, místo pobytu pachatele (zdůvodním, proč nebude implementováno)</text:p>
                    </text:list-item>
                  </text:list>
                </text:list-item>
              </text:list>
            </text:list-item>
            <text:list-item>
              <text:p text:style-name="P4">využití: příklady SPARQL dotazů</text:p>
            </text:list-item>
          </text:list>
        </text:list-item>
        <text:list-item>
          <text:p text:style-name="P4">Aplikace:</text:p>
          <text:list>
            <text:list-item>
              <text:p text:style-name="P4"><text:soft-page-break/>popsat klasické etapy vývoje SW: požadavky, analýza, návrh, implementace, nasazení, test (viz kniha o UML)</text:p>
            </text:list-item>
            <text:list-item>
              <text:p text:style-name="P4">požadavky: </text:p>
              <text:list>
                <text:list-item>
                  <text:p text:style-name="P4">vize</text:p>
                </text:list-item>
                <text:list-item>
                  <text:p text:style-name="P4">analýza požadavků (funkční, nefunkční):</text:p>
                  <text:list>
                    <text:list-item>
                      <text:p text:style-name="P4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4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</text:list>
            </text:list-item>
            <text:list-item>
              <text:p text:style-name="P4">předpoklady o prostředí? (např. dostupnost připojení na Internet, dostupnost GPS, použití na území ČR atd.) chtělo by to před specifikaci vyplývajících požadavků (do analýzy požadavků nebo před ni?)</text:p>
            </text:list-item>
            <text:list-item>
              <text:p text:style-name="P4">analýza:</text:p>
              <text:list>
                <text:list-item>
                  <text:p text:style-name="P4">use-case diagramy (=&gt; pokrytí funkčních požadavků)</text:p>
                  <text:list>
                    <text:list-item>
                      <text:p text:style-name="P4">identifikace (vzniká analýzou požadavků a možných uživatelů aplikace):</text:p>
                      <text:list>
                        <text:list-item>
                          <text:p text:style-name="P4">cíl: pokrývají fuknční požadavky</text:p>
                        </text:list-item>
                        <text:list-item>
                          <text:p text:style-name="P4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4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4">analýza (rozmyšlení, co je nutno k tomu, aby se daly implementovat):</text:p>
                      <text:list>
                        <text:list-item>
                          <text:p text:style-name="P4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4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4">doménový model (vzniká analýzou use-case diagramů): hlavní třídy domény (je to aplikovatelné na moji aplikaci?)</text:p>
                </text:list-item>
                <text:list-item>
                  <text:p text:style-name="P4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4">návrh:</text:p>
              <text:list>
                <text:list-item>
                  <text:p text:style-name="P4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5">slu<text:span text:style-name="T1">žba: webová služba speciálně pro aplikaci), popis rozhraní (formálně ve WSDL, jak slovně?)</text:span></text:p>
                </text:list-item>
                <text:list-item>
                  <text:p text:style-name="P4"><text:soft-page-break/>mobilní klient: wireframe model obrazovek aplikace: u každé obrazovky je popsáno, co se na ní dá dělat a co zobrazuje; jsou popsány přechody mezi obrazovkami =&gt; tím se ušetří neformální popis funkcionality služby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popisy implementace jednotlivých komponent aplikace: služba, knihovna, mobilní aplikace</text:p>
                </text:list-item>
                <text:list-item>
                  <text:p text:style-name="P4">služba: javová JAX-WS webová služba, vývoj shora (WSDL generováno z kódu)</text:p>
                </text:list-item>
                <text:list-item>
                  <text:p text:style-name="P5"><text:span text:style-name="T1">statický popis systému:</text:span></text:p>
                  <text:list>
                    <text:list-item>
                      <text:p text:style-name="P5"><text:span text:style-name="T1">class diagram, doménový model (diagram hlavních tříd): popsat účel a využití hlavních (ne pomocných) tříd; </text:span>nepopisovat <text:span text:style-name="T1">implementaci jednotlivých tříd (příliš velký implementační detail, k tomu je zdroják a javadoc)</text:span></text:p>
                    </text:list-item>
                  </text:list>
                </text:list-item>
                <text:list-item>
                  <text:p text:style-name="P4">seskupení tříd: packages</text:p>
                  <text:list>
                    <text:list-item>
                      <text:p text:style-name="P4">přehled všech packages:</text:p>
                      <text:list>
                        <text:list-item>
                          <text:p text:style-name="P4">jvzájemné vztahy packages: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4">popis jedné package:</text:p>
                      <text:list>
                        <text:list-item>
                          <text:p text:style-name="P4">jaké služby nabízí, příklad užití tříd package? diagram tříd package, diagramy objektové spolupráce tříd package</text:p>
                        </text:list-item>
                      </text:list>
                    </text:list-item>
                  </text:list>
                </text:list-item>
                <text:list-item>
                  <text:p text:style-name="P4">dynamický popis systému:</text:p>
                  <text:list>
                    <text:list-item>
                      <text:p text:style-name="P4">sekvenční diagramy, diagramy objektové spolupráce: popis implementace metod služby</text:p>
                    </text:list-item>
                    <text:list-item>
                      <text:p text:style-name="P4">stavové diagramy: např. přechody mezi aktivitami, nahrávání dat, reakce na změnu polohy</text:p>
                    </text:list-item>
                  </text:list>
                </text:list-item>
                <text:list-item>
                  <text:p text:style-name="P4">konfigurace aplikace: kam patří její popis? ne až do popisu nasazení aplikace?</text:p>
                </text:list-item>
                <text:list-item>
                  <text:p text:style-name="P4">použité knihovny: jak byly použity (kde byly uloženy v projektu, je spíše věcí deploymentu)</text:p>
                </text:list-item>
                <text:list-item>
                  <text:p text:style-name="P4">organizace vývoje: popisovat projekty (struktura) pro vývoj služby, knihovny, mobilní aplikace? lze do přílohy jako součást programátorské dokumentace (hodí se pro programátory)</text:p>
                </text:list-item>
                <text:list-item>
                  <text:p text:style-name="P4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</text:list>
            </text:list-item>
            <text:list-item>
              <text:p text:style-name="P4">release:</text:p>
              <text:list>
                <text:list-item>
                  <text:p text:style-name="P4">druhy release:</text:p>
                  <text:list>
                    <text:list-item>
                      <text:p text:style-name="P4">pro testování, produkční</text:p>
                    </text:list-item>
                    <text:list-item>
                      <text:p text:style-name="P4"><text:soft-page-break/>rozdíly v releasech: způsob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4">forma release:</text:p>
                  <text:list>
                    <text:list-item>
                      <text:p text:style-name="P4">služba: WAR pro Tomcat; <text:span text:style-name="T2">popis bal</text:span>íku (konf. soubor, deployment descriptor, skripty, knihovny)</text:p>
                    </text:list-item>
                    <text:list-item>
                      <text:p text:style-name="P4">mobilní aplikace: APK pro Android</text:p>
                    </text:list-item>
                  </text:list>
                </text:list-item>
              </text:list>
            </text:list-item>
            <text:list-item>
              <text:p text:style-name="P4">nasazení:</text:p>
              <text:list>
                <text:list-item>
                  <text:p text:style-name="P4">služba: JAX-WS webová služba jako javovský servlet na servlet containeru Tomcat</text:p>
                </text:list-item>
                <text:list-item>
                  <text:p text:style-name="P4">mobilní aplikace jako aplikace na zařízení Android s přístupem k Internetu a k poloze</text:p>
                </text:list-item>
                <text:list-item>
                  <text:p text:style-name="P4">popis konfigurace aplikace (?)</text:p>
                </text:list-item>
              </text:list>
            </text:list-item>
            <text:list-item>
              <text:p text:style-name="P4">testování:</text:p>
              <text:list>
                <text:list-item>
                  <text:p text:style-name="P4">druhy:</text:p>
                  <text:list>
                    <text:list-item>
                      <text:p text:style-name="P4">uživatelské (někdo se projede s aplikací tramvají)</text:p>
                    </text:list-item>
                    <text:list-item>
                      <text:p text:style-name="P4">vývojářské (unit testy; na testovacím zařízení se simulací poloh)</text:p>
                    </text:list-item>
                  </text:list>
                </text:list-item>
                <text:list-item>
                  <text:p text:style-name="P4">testovací zařízení: můj mobil, tátův a Láskův tablet</text:p>
                </text:list-item>
              </text:list>
            </text:list-item>
            <text:list-item>
              <text:p text:style-name="P4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4">Zhodnocení:</text:p>
          <text:list>
            <text:list-item>
              <text:p text:style-name="P4">problémy: stará neaktuální data, není zajištěna pravidelná aktualizace (ESSK), nebo je obtížná (shapefile)</text:p>
            </text:list-item>
            <text:list-item>
              <text:p text:style-name="P4">diskuse naplnění požadavků a cílů práce: co se týká aplikace, tam jsou rozdíly v zadání a implementaci (není možné vybrat místo, pro které zobrazit ukazatele kriminality, což vyplývá ze změny charakteru aplikace z desktopové na mobilní)</text:p>
            </text:list-item>
            <text:list-item>
              <text:p text:style-name="P4">porovnání s existujícími pracemi (hlavně datasety, aplikace)</text:p>
            </text:list-item>
            <text:list-item>
              <text:p text:style-name="P4">diskuse možných rozšíření (dataset, prostorová data, aplikace)</text:p>
            </text:list-item>
          </text:list>
        </text:list-item>
        <text:list-item>
          <text:p text:style-name="P4">přílohy:</text:p>
          <text:list>
            <text:list-item>
              <text:p text:style-name="P4">ESSK:</text:p>
              <text:list>
                <text:list-item>
                  <text:p text:style-name="P4">popis formulářů: přiložit scany formulářů a okomentovat je (platnost formuláře a číselníků, povinnost položek (hvězdička))</text:p>
                  <text:list>
                    <text:list-item>
                      <text:p text:style-name="P4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  <text:list-item>
              <text:p text:style-name="P4">Aplikace: programátorská dokumentace (např. popis struktury projektu pro vývoj v Eclipse), uživatelská dokumentace (nebo linky na web?), deployment (stažení, instalace, konfigurace, update), testování (uživatelské, programátorské)</text:p>
            </text:list-item>
            <text:list-item>
              <text:p text:style-name="P4">Extrakce dat: ukázky ze skriptů (SQL, XSLT, awk; <text:span text:style-name="T2">extrakce dat, deployment dat a aplikace</text:span>), <text:span text:style-name="T2">uk</text:span>ázky konfiguračních souborů (mapping file, deployment descriptor, konfigurační soubory aplikace: mobilní i služby), ukázky vstupních souborů (ESSK <text:soft-page-break/>číselníky v HTML, kriminální data (statistické sestavy PČR, data obcí), VFR soubory RÚIAN, shapefile, RDF data z datasetů (DBpedia, dataset RÚIAN, dataset zákonů)), ukázky extrahovaných dat (ontologie, trestné činy, útvary, obce; <text:span text:style-name="T2">ver</text:span>zovaná data)</text:p>
            </text:list-item>
          </text:list>
        </text:list-item>
        <text:list-item>
          <text:p text:style-name="P4">Zkratky: RDF, RDFS, ESSK</text:p>
        </text:list-item>
        <text:list-item>
          <text:p text:style-name="P4">Tabulky a obrázky (např. scany formulářů, mapování položek formulářů na sloupce tabulek v předaném MDB)</text:p>
        </text:list-item>
        <text:list-item>
          <text:p text:style-name="P4">Obsah přiloženého média (obsah vývojového repozitáře: zdrojová data, ontologie, extrahovaná data, skripty (awk, XSLT, SQL), utility (externí i vlastní), zdrojové kódy aplikace, artefakty aplikace (APK, WAR, JAR), technická dokumentace (javadoc)</text:p>
        </text:list-item>
        <text:list-item>
          <text:p text:style-name="P4">Slovníček: (termíny ESSK) základní útvar. KŘP, ÚO, ukončení pachatele a trestného činu, nápad trestné činnosti, (ukazatele tr. činnosti) index, objasněnost, trend, (vývoj na Androidu) aktivita, fragment, API level, APK, app market, manifest aplikace, Android SDK, ADT (vývoj v Javě) Eclipse, JAX-WS, package, servlet, servlet container, Tomcat, WAR, (webové služby) SOA, WSDL, SOAP, REST, JSON, top-down vs bottom-up vývoj WS, (technologie sémantického webu) RDF, Linked Data, ontologie (SKOS, RDFS, XSD, VOID), (geoprostorové technologie) (geo)prostorová data, GML, shapefile, systémy souřadnic, GIS, PostGIS, (RÚIAN) VDP, VFR, (další) Dbpedia</text:p>
        </text:list-item>
        <text:list-item>
          <text:p text:style-name="P4">Použitá literatura: odkazy na články (Chris Bizer, primer dokumenty ontologií, SPARQL a RDF)</text:p>
        </text:list-item>
      </text:list>
      <text:h text:style-name="Heading_20_1" text:outline-level="1">TODO</text:h>
      <text:list xml:id="list42222591" text:continue-numbering="true" text:style-name="L1">
        <text:list-item>
          <text:p text:style-name="P4">GeoSPARQL a podpora ve Virtuoso <text:s/>(že bych nemusel skladovat data o geometrii útvarů a obcí v PostgreSQL, ale přímo ve Virtuosu)</text:p>
        </text:list-item>
        <text:list-item>
          <text:p text:style-name="P4">UML: generování RDFS (uml<text:span text:style-name="T2">2rdf</text:span>) a mapping file <text:span text:style-name="T2">(z </text:span>XMI pomocí XSLT) z UML pomocí tagged values ve vhodném nástroji (Enterprise Architect?)</text:p>
        </text:list-item>
      </text:list>
      <text:h text:style-name="P2" text:outline-level="1">Poznámky k textu práce</text:h>
      <text:h text:style-name="P1" text:outline-level="2">Celkově</text:h>
      <text:list xml:id="list42232858" text:continue-numbering="true" text:style-name="L1">
        <text:list-item>
          <text:p text:style-name="P4">zbytečně podrobná: popis existujících prací, popis zdrojů dat o kriminalitě, příliš mnoho křížových odkazů</text:p>
        </text:list-item>
        <text:list-item>
          <text:p text:style-name="P4">úvody kapitol: na začátku kapitoly vymezení, o čem je kapitola bude, <text:span text:style-name="T2">ab</text:span>y se i relativní laik mohl rozhodnout, jestli chce číst kapitolu hlouběji, nebo mu stačí její přehled</text:p>
        </text:list-item>
        <text:list-item>
          <text:p text:style-name="P3"><text:span text:style-name="T1">nedostatečně podrobná:</text:span><text:span text:style-name="T2"> </text:span><text:span text:style-name="T1">např. popis datového modelu a ontologie (málo diagramů a příkladů použití); </text:span><text:span text:style-name="T2">extrakce </text:span><text:span text:style-name="T1">dat (málo diagramů s popisem procesů extrakce); verzovací schéma (lze popsat obrázkem vizualizujícím propojení verzí a užití verzování na propojení jednotlivých RDF zdrojů i celých datasetů); uložení dat (diagramy s popisem organizace dat do datasetů); </text:span><text:span text:style-name="T2">nasa</text:span><text:span text:style-name="T1">zení dat (diagramy mapující datasety do named graphs)</text:span></text:p>
        </text:list-item>
        <text:list-item>
          <text:p text:style-name="P4">členění do (pod)kapitol: příliš členité, příliš krátké (pod)kapitoly a odstavce</text:p>
        </text:list-item>
        <text:list-item>
          <text:p text:style-name="P4">obrázky: málo diagramů (popis extrakce dat, aktualizace dat, publikace dat)</text:p>
        </text:list-item>
        <text:list-item>
          <text:p text:style-name="P4">tabulky: příliš mnoho tabulek</text:p>
        </text:list-item>
        <text:list-item>
          <text:p text:style-name="P4">příliš obecné a abstraktní popisy (účel je zkrátit text, ale ubere se tím na srozumitelnosti)</text:p>
        </text:list-item>
        <text:list-item>
          <text:p text:style-name="P4">dlouhé názvy kapitol</text:p>
        </text:list-item>
        <text:list-item>
          <text:p text:style-name="P4"><text:soft-page-break/>často opakovaná slova (příslušný(á, é)), fráze: <text:span text:style-name="T2">(</text:span>"jak je popsána v<text:span text:style-name="T2">")</text:span></text:p>
        </text:list-item>
        <text:list-item>
          <text:p text:style-name="P4">krkolomné názvy tabulek a obrázků: např. "Tabulka 16: Atributy útvarů PČR v shapefile pro mapu území útvarů PČR"</text:p>
        </text:list-item>
        <text:list-item>
          <text:p text:style-name="P4">nejasnosti: fráze <text:span text:style-name="T2">("</text:span>prostorové rozšíření<text:span text:style-name="T2">"</text:span>, <text:span text:style-name="T2">"</text:span>prostorová data<text:span text:style-name="T2">")</text:span></text:p>
        </text:list-item>
        <text:list-item>
          <text:p text:style-name="P4">nevhodná slova a fráze: <text:span text:style-name="T2">"</text:span>data o nápadu trestné činnosti<text:span text:style-name="T2">"</text:span> (lepší je <text:span text:style-name="T2">"</text:span>kriminální data<text:span text:style-name="T2">"</text:span>), <text:span text:style-name="T2">"</text:span>zdrojové dokumenty<text:span text:style-name="T2">"</text:span> (stačí <text:span text:style-name="T2">"</text:span>dokumenty<text:span text:style-name="T2">"</text:span>), <text:span text:style-name="T2">"</text:span>členské koncepty<text:span text:style-name="T2">"</text:span></text:p>
        </text:list-item>
        <text:list-item>
          <text:p text:style-name="P4">nekonzistence: pojmenování <text:span text:style-name="T2">("</text:span>sekce<text:span text:style-name="T2">"</text:span> vs <text:span text:style-name="T2">"</text:span>podkapitola<text:span text:style-name="T2">")</text:span></text:p>
        </text:list-item>
        <text:list-item>
          <text:p text:style-name="P5">m<text:span text:style-name="T1">álo pseudokódu (pro popis procesů a algoritmů)</text:span></text:p>
        </text:list-item>
        <text:list-item>
          <text:p text:style-name="P5"><text:span text:style-name="T1">málo příkladů (např. entit datového modelu, odkazovaných entit: zákonů, států, obcí)</text:span></text:p>
        </text:list-item>
        <text:list-item>
          <text:p text:style-name="P5"><text:span text:style-name="T1">málo ukázkových výpisů z konfiguračních (VOID, konfigurace služby a aplikace, mapping file) a jiných souborů (např. VFR)</text:span></text:p>
        </text:list-item>
      </text:list>
      <text:h text:style-name="P1" text:outline-level="2">Úvod</text:h>
      <text:list xml:id="list42204994" text:continue-numbering="true" text:style-name="L1">
        <text:list-item>
          <text:p text:style-name="P4">hrubé vymezení cílů práce (vize)</text:p>
        </text:list-item>
      </text:list>
      <text:h text:style-name="P1" text:outline-level="2">Použité technologie</text:h>
      <text:list xml:id="list42227422" text:continue-numbering="true" text:style-name="L1">
        <text:list-item>
          <text:p text:style-name="P4">zkrátit</text:p>
        </text:list-item>
      </text:list>
      <text:h text:style-name="Heading_20_2" text:outline-level="2">Extrakce dat</text:h>
      <text:list xml:id="list42222224" text:continue-numbering="true" text:style-name="L1">
        <text:list-item>
          <text:p text:style-name="P3">používat bash skripty? to není přenositelné (např. na Windows je nutné mít mingw nebo cygwin): nahradit např. Javou?</text:p>
        </text:list-item>
        <text:list-item>
          <text:p text:style-name="P4">pouze extrakce obcí</text:p>
        </text:list-item>
        <text:list-item>
          <text:p text:style-name="P3"><text:span text:style-name="T1">z </text:span>XML rovnou do RDF, ne s mezikrokem do SQL</text:p>
        </text:list-item>
        <text:list-item>
          <text:p text:style-name="P4">extrakční skripty a další nástroje: odstranit nepotřebné a lépe roztřídit do adresářů</text:p>
        </text:list-item>
      </text:list>
      <text:h text:style-name="P1" text:outline-level="2">Aplikace</text:h>
      <text:list xml:id="list42235607" text:continue-numbering="true" text:style-name="L1">
        <text:list-item>
          <text:p text:style-name="P4">Služba: formální definice ukazatelů do sekce analýzy; chtělo by to napsat v TeXu</text:p>
        </text:list-item>
        <text:list-item>
          <text:p text:style-name="P4">celková architektura: asi nesprávně používány UML elementy (např. CrimeMonitorClient asi nesplňuje definici komponenty)</text:p>
        </text:list-item>
      </text:list>
      <text:h text:style-name="P2" text:outline-level="1">Poznámky</text:h>
      <text:list xml:id="list42223391" text:continue-numbering="true" text:style-name="L1">
        <text:list-item>
          <text:p text:style-name="P4">LaTeX (užité prvky =&gt; procvičit?):</text:p>
          <text:list>
            <text:list-item>
              <text:p text:style-name="P4">tabulky: formátovaný obsah buněk, slučování řádků, sloupců a buněk, tabulky přes více stránek (opakování záhlaví a zápatí), popisek tabulky, šířka sloupce, zalamování textu</text:p>
            </text:list-item>
            <text:list-item>
              <text:p text:style-name="P4">seznamy, prosté výčty, definice, víceúrovňové</text:p>
            </text:list-item>
            <text:list-item>
              <text:p text:style-name="P4">poznámky pod čarou, křížové a hypertextové odkazy, záložky</text:p>
            </text:list-item>
            <text:list-item>
              <text:p text:style-name="P4">obrázky</text:p>
            </text:list-item>
            <text:list-item>
              <text:p text:style-name="P4">styly písma: neproporcionální, kurzíva, tučné, podtržené, 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9H39M27S</meta:editing-duration>
    <meta:editing-cycles>55</meta:editing-cycles>
    <meta:generator>OpenOffice/4.1.1$Win32 OpenOffice.org_project/411m6$Build-9775</meta:generator>
    <dc:date>2015-12-13T22:05:26.60</dc:date>
    <dc:creator>Tomáš Beňák</dc:creator>
    <meta:document-statistic meta:table-count="0" meta:image-count="0" meta:object-count="0" meta:page-count="11" meta:paragraph-count="249" meta:word-count="3623" meta:character-count="24622"/>
    <meta:user-defined meta:name="Info 1"/>
    <meta:user-defined meta:name="Info 2"/>
    <meta:user-defined meta:name="Info 3"/>
    <meta:user-defined meta:name="Info 4"/>
  </office:meta>
</office:document-meta>
</file>